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76"/>SNU developer log day 476</text:h>
      <text:p text:style-name="P1">I needed a day off from development today. I spent a ton of time on another project, and left very little time for SNU. I also feel like I need 1 more day before I continue normally.</text:p>
      <text:p text:style-name="P1">No 2nd description available.</text:p>
      <text:p text:style-name="Text_20_body"><text:span text:style-name="T1">Sean Patrick Myrick on May 20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8:25:53.730000000</meta:creation-date>
    <dc:date>2020-05-21T18:26:40.742000000</dc:date>
    <meta:editing-duration>PT56S</meta:editing-duration>
    <meta:editing-cycles>1</meta:editing-cycles>
    <meta:document-statistic meta:table-count="0" meta:image-count="0" meta:object-count="0" meta:page-count="1" meta:paragraph-count="4" meta:word-count="53" meta:character-count="272" meta:non-whitespace-character-count="223"/>
    <meta:generator>LibreOffice/6.1.2.1$Windows_X86_64 LibreOffice_project/65905a128db06ba48db947242809d14d3f9a93fe</meta:generator>
  </office:meta>
</office:document-meta>
</file>